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nsor analysis of the wheel decoder.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steps detected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riven distance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8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mean:</text:p>
          </table:table-cell>
          <table:table-cell table:style-name="Default" table:formula="of:=SUM([.B5:.B14])/COUNT([.B5:.B14])" office:value-type="float" office:value="10.7" calcext:value-type="float">
            <text:p>10,7</text:p>
          </table:table-cell>
          <table:table-cell table:style-name="ce4" table:formula="of:=SUM([.C5:.C14])/COUNT([.C5:.C14])" office:value-type="float" office:value="9.5" calcext:value-type="float">
            <text:p>9,5</text:p>
          </table:table-cell>
          <table:table-cell/>
          <table:table-cell table:formula="of:=SUM([.B17:.C17])/COUNT([.B17:.C17])" office:value-type="float" office:value="10.1" calcext:value-type="float">
            <text:p>10,1</text:p>
          </table:table-cell>
        </table:table-row>
        <table:table-row table:style-name="ro1">
          <table:table-cell table:style-name="Default" office:value-type="string" calcext:value-type="string">
            <text:p>std. deviation:</text:p>
          </table:table-cell>
          <table:table-cell table:style-name="Default" table:formula="of:= SQRT(VAR([.B5:.B14]))" office:value-type="float" office:value="5.98238153989604" calcext:value-type="float">
            <text:p>5,9823815399</text:p>
          </table:table-cell>
          <table:table-cell table:style-name="ce4" table:formula="of:= SQRT(VAR([.C5:.C14]))" office:value-type="float" office:value="4.35252161906687" calcext:value-type="float">
            <text:p>4,35252161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.00.0000</text:date>, <text:time style:data-style-name="N2" text:time-value="15:03:29.4677274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4:53:19.468598867</meta:creation-date>
    <dc:date>2016-05-29T15:07:33.180313455</dc:date>
    <meta:editing-duration>PT6M53S</meta:editing-duration>
    <meta:editing-cycles>4</meta:editing-cycles>
    <meta:generator>LibreOffice/4.2.8.2$Linux_X86_64 LibreOffice_project/420m0$Build-2</meta:generator>
    <meta:document-statistic meta:table-count="1" meta:cell-count="42" meta:object-count="0"/>
  </office:meta>
</office:document-meta>
</file>